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number="urn:oasis:names:tc:opendocument:xmlns:datastyle:1.0" xmlns:fo="urn:oasis:names:tc:opendocument:xmlns:xsl-fo-compatible:1.0" xmlns:of="urn:oasis:names:tc:opendocument:xmlns:of:1.2" office:version="1.2">
  <office:scripts/>
  <office:automatic-styles>
    <style:style style:name="co1" style:family="table-column">
      <style:table-column-properties fo:break-before="auto" style:column-width="2.5cm"/>
    </style:style>
    <style:style style:name="co2" style:family="table-column">
      <style:table-column-properties fo:break-before="auto" style:column-width="5cm"/>
    </style:style>
    <number:date-style style:name="nDate" number:automatic-order="true">
      <number:day number:style="long"/>
      <number:text>/</number:text>
      <number:month number:style="long"/>
      <number:text>/</number:text>
      <number:year/>
    </number:date-style>
    <number:time-style style:name="nTime">
      <number:hours number:style="long"/>
      <number:text>:</number:text>
      <number:minutes number:style="long"/>
      <number:text>:</number:text>
      <number:seconds number:style="long"/>
    </number:time-style>
    <number:date-style style:name="nDateTime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DateTimeMilliseconds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 number:decimal-places="3"/>
    </number:date-style>
    <style:style style:name="stDate" style:family="table-cell" style:parent-style-name="Default" style:data-style-name="nDate"/>
    <style:style style:name="stTime" style:family="table-cell" style:parent-style-name="Default" style:data-style-name="nTime"/>
    <style:style style:name="stDateTime" style:family="table-cell" style:parent-style-name="Default" style:data-style-name="nDateTime"/>
    <style:style style:name="stDateTimeMilliseconds" style:family="table-cell" style:parent-style-name="Default" style:data-style-name="nDateTimeMilliseconds"/>
  </office:automatic-styles>
  <office:body>
    <office:spreadsheet>
      <table:table table:name="especies_hoja_calculo"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row>
          <table:table-cell office:value-type="string">
            <text:p>fid</text:p>
          </table:table-cell>
          <table:table-cell office:value-type="string">
            <text:p>id_especie</text:p>
          </table:table-cell>
          <table:table-cell office:value-type="string">
            <text:p>nombre_comun</text:p>
          </table:table-cell>
          <table:table-cell office:value-type="string">
            <text:p>nombre_cientifico</text:p>
          </table:table-cell>
        </table:table-row>
        <table:table-row>
          <table:table-cell office:value-type="float" office:value="1"/>
          <table:table-cell office:value-type="float" office:value="1"/>
          <table:table-cell office:value-type="string">
            <text:p>Palmera helecho</text:p>
          </table:table-cell>
          <table:table-cell office:value-type="string">
            <text:p>Cycas circinalis</text:p>
          </table:table-cell>
        </table:table-row>
        <table:table-row>
          <table:table-cell office:value-type="float" office:value="2"/>
          <table:table-cell office:value-type="float" office:value="2"/>
          <table:table-cell office:value-type="string">
            <text:p>Palmera mexicana</text:p>
          </table:table-cell>
          <table:table-cell office:value-type="string">
            <text:p>Washingtonia robusta</text:p>
          </table:table-cell>
        </table:table-row>
        <table:table-row>
          <table:table-cell office:value-type="float" office:value="3"/>
          <table:table-cell office:value-type="float" office:value="3"/>
          <table:table-cell office:value-type="string">
            <text:p>Ciprés común</text:p>
          </table:table-cell>
          <table:table-cell office:value-type="string">
            <text:p>Cupressus sempervirens</text:p>
          </table:table-cell>
        </table:table-row>
        <table:table-row>
          <table:table-cell office:value-type="float" office:value="4"/>
          <table:table-cell office:value-type="float" office:value="4"/>
          <table:table-cell office:value-type="string">
            <text:p>Olivo</text:p>
          </table:table-cell>
          <table:table-cell office:value-type="string">
            <text:p>Olea europaea</text:p>
          </table:table-cell>
        </table:table-row>
        <table:table-row>
          <table:table-cell office:value-type="float" office:value="5"/>
          <table:table-cell office:value-type="float" office:value="5"/>
          <table:table-cell office:value-type="string">
            <text:p>Palo borracho</text:p>
          </table:table-cell>
          <table:table-cell office:value-type="string">
            <text:p>Chorisia speciosa</text:p>
          </table:table-cell>
        </table:table-row>
        <table:table-row>
          <table:table-cell office:value-type="float" office:value="6"/>
          <table:table-cell office:value-type="float" office:value="6"/>
          <table:table-cell office:value-type="string">
            <text:p>Laurel de indias</text:p>
          </table:table-cell>
          <table:table-cell office:value-type="string">
            <text:p>Ficus microcarpa</text:p>
          </table:table-cell>
        </table:table-row>
        <table:table-row>
          <table:table-cell office:value-type="float" office:value="7"/>
          <table:table-cell office:value-type="float" office:value="7"/>
          <table:table-cell office:value-type="string">
            <text:p>Plátano de sombra</text:p>
          </table:table-cell>
          <table:table-cell office:value-type="string">
            <text:p>Platanus orientalis</text:p>
          </table:table-cell>
        </table:table-row>
        <table:table-row>
          <table:table-cell office:value-type="float" office:value="8"/>
          <table:table-cell office:value-type="float" office:value="8"/>
          <table:table-cell office:value-type="string">
            <text:p>Jacaranda</text:p>
          </table:table-cell>
          <table:table-cell office:value-type="string">
            <text:p>Jacaranda mimosifolia</text:p>
          </table:table-cell>
        </table:table-row>
        <table:table-row>
          <table:table-cell office:value-type="float" office:value="9"/>
          <table:table-cell office:value-type="float" office:value="9"/>
          <table:table-cell office:value-type="string">
            <text:p>Almez. Llidoner</text:p>
          </table:table-cell>
          <table:table-cell office:value-type="string">
            <text:p>Celtis australis</text:p>
          </table:table-cell>
        </table:table-row>
        <table:table-row>
          <table:table-cell office:value-type="float" office:value="10"/>
          <table:table-cell office:value-type="float" office:value="10"/>
          <table:table-cell office:value-type="string">
            <text:p>Árbol del amor</text:p>
          </table:table-cell>
          <table:table-cell office:value-type="string">
            <text:p>Cercis siliquastrum</text:p>
          </table:table-cell>
        </table:table-row>
        <table:table-row>
          <table:table-cell office:value-type="float" office:value="11"/>
          <table:table-cell office:value-type="float" office:value="11"/>
          <table:table-cell office:value-type="string">
            <text:p>Pie de elefante</text:p>
          </table:table-cell>
          <table:table-cell office:value-type="string">
            <text:p>Yucca elephantipes</text:p>
          </table:table-cell>
        </table:table-row>
        <table:table-row>
          <table:table-cell office:value-type="float" office:value="12"/>
          <table:table-cell office:value-type="float" office:value="12"/>
          <table:table-cell office:value-type="string">
            <text:p>Candelabro</text:p>
          </table:table-cell>
          <table:table-cell office:value-type="string">
            <text:p>Euphorbia candelabrum</text:p>
          </table:table-cell>
        </table:table-row>
        <table:table-row>
          <table:table-cell office:value-type="float" office:value="13"/>
          <table:table-cell office:value-type="float" office:value="13"/>
          <table:table-cell office:value-type="string">
            <text:p>Aloe vera</text:p>
          </table:table-cell>
          <table:table-cell office:value-type="string">
            <text:p>Aloe vera</text:p>
          </table:table-cell>
        </table:table-row>
        <table:table-row>
          <table:table-cell office:value-type="float" office:value="14"/>
          <table:table-cell office:value-type="float" office:value="14"/>
          <table:table-cell office:value-type="string">
            <text:p>Cuello de cisne</text:p>
          </table:table-cell>
          <table:table-cell office:value-type="string">
            <text:p>Agave attenuata</text:p>
          </table:table-cell>
        </table:table-row>
        <table:table-row>
          <table:table-cell office:value-type="float" office:value="15"/>
          <table:table-cell office:value-type="float" office:value="15"/>
          <table:table-cell office:value-type="string">
            <text:p>Cactus barril. Asiento de la suegra</text:p>
          </table:table-cell>
          <table:table-cell office:value-type="string">
            <text:p>Echinocactus grusonii</text:p>
          </table:table-cell>
        </table:table-row>
        <table:table-row>
          <table:table-cell office:value-type="float" office:value="16"/>
          <table:table-cell office:value-type="float" office:value="16"/>
          <table:table-cell office:value-type="string">
            <text:p>Drago de canarias</text:p>
          </table:table-cell>
          <table:table-cell office:value-type="string">
            <text:p>Dracaena draco </text:p>
          </table:table-cell>
        </table:table-row>
        <table:table-row>
          <table:table-cell office:value-type="float" office:value="17"/>
          <table:table-cell office:value-type="float" office:value="17"/>
          <table:table-cell office:value-type="string">
            <text:p>Palmito. Margalló</text:p>
          </table:table-cell>
          <table:table-cell office:value-type="string">
            <text:p>Chamaerops humilis </text:p>
          </table:table-cell>
        </table:table-row>
        <table:table-row>
          <table:table-cell office:value-type="float" office:value="18"/>
          <table:table-cell office:value-type="float" office:value="18"/>
          <table:table-cell office:value-type="string">
            <text:p>Falsa platanera</text:p>
          </table:table-cell>
          <table:table-cell office:value-type="string">
            <text:p>Strelitzia augusta </text:p>
          </table:table-cell>
        </table:table-row>
        <table:table-row>
          <table:table-cell office:value-type="float" office:value="19"/>
          <table:table-cell office:value-type="float" office:value="19"/>
          <table:table-cell office:value-type="string">
            <text:p>Kentia. Palmera rizada</text:p>
          </table:table-cell>
          <table:table-cell office:value-type="string">
            <text:p>Howea belmoreana </text:p>
          </table:table-cell>
        </table:table-row>
        <table:table-row>
          <table:table-cell office:value-type="float" office:value="20"/>
          <table:table-cell office:value-type="float" office:value="20"/>
          <table:table-cell office:value-type="string">
            <text:p>Encina. Carrasca</text:p>
          </table:table-cell>
          <table:table-cell office:value-type="string">
            <text:p>Quercus ilex </text:p>
          </table:table-cell>
        </table:table-row>
        <table:table-row>
          <table:table-cell office:value-type="float" office:value="21"/>
          <table:table-cell office:value-type="float" office:value="21"/>
          <table:table-cell office:value-type="string">
            <text:p>Buganvilla</text:p>
          </table:table-cell>
          <table:table-cell office:value-type="string">
            <text:p>Bougainvillea sp. </text:p>
          </table:table-cell>
        </table:table-row>
        <table:table-row>
          <table:table-cell office:value-type="float" office:value="22"/>
          <table:table-cell office:value-type="float" office:value="22"/>
          <table:table-cell office:value-type="string">
            <text:p>Eucalipto blanco</text:p>
          </table:table-cell>
          <table:table-cell office:value-type="string">
            <text:p>Eucalyptus globulus </text:p>
          </table:table-cell>
        </table:table-row>
        <table:table-row>
          <table:table-cell office:value-type="float" office:value="23"/>
          <table:table-cell office:value-type="float" office:value="23"/>
          <table:table-cell office:value-type="string">
            <text:p>Higuera australiana</text:p>
          </table:table-cell>
          <table:table-cell office:value-type="string">
            <text:p>Ficus macrophylla </text:p>
          </table:table-cell>
        </table:table-row>
        <table:table-row>
          <table:table-cell office:value-type="float" office:value="24"/>
          <table:table-cell office:value-type="float" office:value="24"/>
          <table:table-cell office:value-type="string">
            <text:p>Pino de pisos</text:p>
          </table:table-cell>
          <table:table-cell office:value-type="string">
            <text:p>Araucaria heterophylla </text:p>
          </table:table-cell>
        </table:table-row>
        <table:table-row>
          <table:table-cell office:value-type="float" office:value="25"/>
          <table:table-cell office:value-type="float" office:value="25"/>
          <table:table-cell office:value-type="string">
            <text:p>Quejigo</text:p>
          </table:table-cell>
          <table:table-cell office:value-type="string">
            <text:p>Quercus faginea </text:p>
          </table:table-cell>
        </table:table-row>
        <table:table-row>
          <table:table-cell office:value-type="float" office:value="26"/>
          <table:table-cell office:value-type="float" office:value="26"/>
          <table:table-cell office:value-type="string">
            <text:p>Morera</text:p>
          </table:table-cell>
          <table:table-cell office:value-type="string">
            <text:p>Morus alba</text:p>
          </table:table-cell>
        </table:table-row>
        <table:table-row>
          <table:table-cell office:value-type="float" office:value="27"/>
          <table:table-cell office:value-type="float" office:value="27"/>
          <table:table-cell office:value-type="string">
            <text:p>Tomillo</text:p>
          </table:table-cell>
          <table:table-cell office:value-type="string">
            <text:p>Thymus vulgaris</text:p>
          </table:table-cell>
        </table:table-row>
        <table:table-row>
          <table:table-cell office:value-type="float" office:value="28"/>
          <table:table-cell office:value-type="float" office:value="28"/>
          <table:table-cell office:value-type="string">
            <text:p>Romero</text:p>
          </table:table-cell>
          <table:table-cell office:value-type="string">
            <text:p>Salvia rosmarinu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office:version="1.2">
  <office:styles>
    <style:style style:name="Default" style:family="table-cell">
</style:style>
  </office:styles>
</office:document-styles>
</file>

<file path=meta.xml><?xml version="1.0" encoding="utf-8"?>
<office:document-meta xmlns:office="urn:oasis:names:tc:opendocument:xmlns:office:1.0" office:version="1.2">
</office:document-meta>
</file>